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StarSymbol" svg:font-family="StarSymbol, 'Arial Unicode MS'"/>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094cm" table:align="left" style:writing-mode="lr-tb"/>
    </style:style>
    <style:style style:name="Table1.A" style:family="table-column">
      <style:table-column-properties style:column-width="1.542cm"/>
    </style:style>
    <style:style style:name="Table1.B" style:family="table-column">
      <style:table-column-properties style:column-width="3.314cm"/>
    </style:style>
    <style:style style:name="Table1.C" style:family="table-column">
      <style:table-column-properties style:column-width="2.23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15"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writing-mode="lr-tb"/>
      <style:text-properties fo:font-size="24pt" style:font-size-complex="24pt"/>
    </style:style>
    <style:style style:name="P2" style:family="paragraph" style:parent-style-name="Standard">
      <style:paragraph-properties style:writing-mode="lr-tb"/>
      <style:text-properties fo:font-size="14pt" fo:font-style="normal" fo:font-weight="normal" style:font-style-asian="normal" style:font-weight-asian="normal" style:font-size-complex="14pt" style:font-style-complex="normal" style:font-weight-complex="normal"/>
    </style:style>
    <style:style style:name="P3" style:family="paragraph" style:parent-style-name="Standard">
      <style:paragraph-properties style:writing-mode="lr-tb"/>
      <style:text-properties style:font-name="Times New Roman1" fo:font-size="14pt" fo:font-style="normal" fo:font-weight="normal" style:font-name-asian="Times New Roman1"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style:writing-mode="lr-tb"/>
      <style:text-properties style:font-name="Times New Roman1" fo:font-size="14pt" fo:font-style="normal" style:text-underline-style="none" fo:font-weight="normal" style:font-name-asian="Times New Roman1"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text-align="center" style:justify-single-word="false" fo:break-before="page" style:writing-mode="lr-tb"/>
      <style:text-properties fo:font-size="14pt" fo:font-style="normal" fo:font-weight="bold"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start"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start" style:justify-single-word="false"/>
    </style:style>
    <style:style style:name="P11" style:family="paragraph" style:parent-style-name="Standard" style:master-page-name="Standard_20__28_user_29_">
      <style:paragraph-properties fo:text-align="center" style:justify-single-word="false" style:page-number="auto" style:writing-mode="lr-tb"/>
      <style:text-properties fo:font-size="24pt" fo:font-style="normal" fo:font-weight="normal" style:font-size-complex="24pt"/>
    </style:style>
    <style:style style:name="T1" style:family="text">
      <style:text-properties style:font-name="Times New Roman1" style:font-name-asian="Times New Roman1" style:font-name-complex="Times New Roman1"/>
    </style:style>
    <style:style style:name="T2" style:family="text">
      <style:text-properties style:font-name="Times New Roman" style:font-name-asian="Times New Roman" style:font-name-complex="Times New Roman"/>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otients of the Modular Group</text:p>
      <text:p text:style-name="P1">28.Sept 2010.</text:p>
      <text:p text:style-name="P1"/>
      <text:p text:style-name="P2">In this document, numbers preceded by the "#" sign represent relators, whereby the number is converted into binary, and the initial 1 removed (it serves to indicate how long the relator is). <text:s/>The remaining binary digits are then interpreted as 0<text:span text:style-name="T1">→</text:span><text:span text:style-name="T2">ST 1</text:span><text:span text:style-name="T1">→RT where S has order 3, R is its inverse, and T is the element of order 2.</text:span></text:p>
      <text:p text:style-name="P3"/>
      <text:p text:style-name="P3">For the relators of length up to seven syllables, there is a table listing all the relators. <text:s/></text:p>
      <text:p text:style-name="P3"/>
      <text:p text:style-name="P5">Relators of 7 or fewer syllables.</text:p>
      <text:p text:style-name="P4">All such relators are given in the table below.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Relator</text:p>
          </table:table-cell>
          <table:table-cell table:style-name="Table1.A1" office:value-type="string">
            <text:p text:style-name="Table_20_Contents">Result</text:p>
          </table:table-cell>
          <table:table-cell table:style-name="Table1.C1" office:value-type="string">
            <text:p text:style-name="Table_20_Contents">KB steps</text:p>
          </table:table-cell>
        </table:table-row>
        <table:table-row>
          <table:table-cell table:style-name="Table1.A2" office:value-type="string">
            <text:p text:style-name="Table_20_Contents">#2</text:p>
          </table:table-cell>
          <table:table-cell table:style-name="Table1.A2" office:value-type="string">
            <text:p text:style-name="Table_20_Contents">Order 1</text:p>
          </table:table-cell>
          <table:table-cell table:style-name="Table1.C2" office:value-type="float" office:value="17">
            <text:p text:style-name="Table_20_Contents">17</text:p>
          </table:table-cell>
        </table:table-row>
        <table:table-row>
          <table:table-cell table:style-name="Table1.A2" office:value-type="string">
            <text:p text:style-name="Table_20_Contents">#4</text:p>
          </table:table-cell>
          <table:table-cell table:style-name="Table1.A2" office:value-type="string">
            <text:p text:style-name="Table_20_Contents">Order 6 (S3)</text:p>
          </table:table-cell>
          <table:table-cell table:style-name="Table1.C2" office:value-type="float" office:value="48">
            <text:p text:style-name="Table_20_Contents">48</text:p>
          </table:table-cell>
        </table:table-row>
        <table:table-row>
          <table:table-cell table:style-name="Table1.A2" office:value-type="string">
            <text:p text:style-name="Table_20_Contents">#6</text:p>
          </table:table-cell>
          <table:table-cell table:style-name="Table1.A2" office:value-type="string">
            <text:p text:style-name="Table_20_Contents">Order 6 (C6)</text:p>
          </table:table-cell>
          <table:table-cell table:style-name="Table1.C2" office:value-type="float" office:value="46">
            <text:p text:style-name="Table_20_Contents">46</text:p>
          </table:table-cell>
        </table:table-row>
        <table:table-row>
          <table:table-cell table:style-name="Table1.A2" office:value-type="string">
            <text:p text:style-name="Table_20_Contents">#8</text:p>
          </table:table-cell>
          <table:table-cell table:style-name="Table1.A2" office:value-type="string">
            <text:p text:style-name="Table_20_Contents">Order 12 (A4)</text:p>
          </table:table-cell>
          <table:table-cell table:style-name="Table1.C2" office:value-type="float" office:value="39">
            <text:p text:style-name="Table_20_Contents">39</text:p>
          </table:table-cell>
        </table:table-row>
        <table:table-row>
          <table:table-cell table:style-name="Table1.A2" office:value-type="string">
            <text:p text:style-name="Table_20_Contents">#12</text:p>
          </table:table-cell>
          <table:table-cell table:style-name="Table1.A2" office:value-type="string">
            <text:p text:style-name="Table_20_Contents">#2 order 1</text:p>
          </table:table-cell>
          <table:table-cell table:style-name="Table1.C2" office:value-type="float" office:value="38">
            <text:p text:style-name="Table_20_Contents">38</text:p>
          </table:table-cell>
        </table:table-row>
        <table:table-row>
          <table:table-cell table:style-name="Table1.A2" office:value-type="string">
            <text:p text:style-name="Table_20_Contents">#16</text:p>
          </table:table-cell>
          <table:table-cell table:style-name="Table1.A2" office:value-type="string">
            <text:p text:style-name="Table_20_Contents">Order 24 (S4)</text:p>
          </table:table-cell>
          <table:table-cell table:style-name="Table1.C2" office:value-type="float" office:value="91">
            <text:p text:style-name="Table_20_Contents">91</text:p>
          </table:table-cell>
        </table:table-row>
        <table:table-row>
          <table:table-cell table:style-name="Table1.A2" office:value-type="string">
            <text:p text:style-name="Table_20_Contents">#24</text:p>
          </table:table-cell>
          <table:table-cell table:style-name="Table1.A2" office:value-type="string">
            <text:p text:style-name="Table_20_Contents">Order 2</text:p>
          </table:table-cell>
          <table:table-cell table:style-name="Table1.C2" office:value-type="float" office:value="63">
            <text:p text:style-name="Table_20_Contents">63</text:p>
          </table:table-cell>
        </table:table-row>
        <table:table-row>
          <table:table-cell table:style-name="Table1.A2" office:value-type="string">
            <text:p text:style-name="Table_20_Contents">#26</text:p>
          </table:table-cell>
          <table:table-cell table:style-name="Table1.A2" office:value-type="string">
            <text:p text:style-name="Table_20_Contents">Order 24</text:p>
          </table:table-cell>
          <table:table-cell table:style-name="Table1.C2" office:value-type="float" office:value="93">
            <text:p text:style-name="Table_20_Contents">93</text:p>
          </table:table-cell>
        </table:table-row>
        <table:table-row>
          <table:table-cell table:style-name="Table1.A2" office:value-type="string">
            <text:p text:style-name="Table_20_Contents">#28</text:p>
          </table:table-cell>
          <table:table-cell table:style-name="Table1.A2" office:value-type="string">
            <text:p text:style-name="Table_20_Contents">Order 18</text:p>
          </table:table-cell>
          <table:table-cell table:style-name="Table1.C2" office:value-type="float" office:value="68">
            <text:p text:style-name="Table_20_Contents">68</text:p>
          </table:table-cell>
        </table:table-row>
        <table:table-row>
          <table:table-cell table:style-name="Table1.A2" office:value-type="string">
            <text:p text:style-name="Table_20_Contents">#32</text:p>
          </table:table-cell>
          <table:table-cell table:style-name="Table1.A2" office:value-type="string">
            <text:p text:style-name="Table_20_Contents">Order 60 (A5)</text:p>
          </table:table-cell>
          <table:table-cell table:style-name="Table1.C2" office:value-type="float" office:value="155">
            <text:p text:style-name="Table_20_Contents">155</text:p>
          </table:table-cell>
        </table:table-row>
        <table:table-row>
          <table:table-cell table:style-name="Table1.A2" office:value-type="string">
            <text:p text:style-name="Table_20_Contents">#48</text:p>
          </table:table-cell>
          <table:table-cell table:style-name="Table1.A2" office:value-type="string">
            <text:p text:style-name="Table_20_Contents">Order 3</text:p>
          </table:table-cell>
          <table:table-cell table:style-name="Table1.C2" office:value-type="float" office:value="74">
            <text:p text:style-name="Table_20_Contents">74</text:p>
          </table:table-cell>
        </table:table-row>
        <table:table-row>
          <table:table-cell table:style-name="Table1.A2" office:value-type="string">
            <text:p text:style-name="Table_20_Contents">#52</text:p>
          </table:table-cell>
          <table:table-cell table:style-name="Table1.A2" office:value-type="string">
            <text:p text:style-name="Table_20_Contents">#2 order 1</text:p>
          </table:table-cell>
          <table:table-cell table:style-name="Table1.C2" office:value-type="float" office:value="51">
            <text:p text:style-name="Table_20_Contents">51</text:p>
          </table:table-cell>
        </table:table-row>
        <table:table-row>
          <table:table-cell table:style-name="Table1.A2" office:value-type="string">
            <text:p text:style-name="Table_20_Contents">#56</text:p>
          </table:table-cell>
          <table:table-cell table:style-name="Table1.A2" office:value-type="string">
            <text:p text:style-name="Table_20_Contents">#2 order 1</text:p>
          </table:table-cell>
          <table:table-cell table:style-name="Table1.C2" office:value-type="float" office:value="50">
            <text:p text:style-name="Table_20_Contents">50</text:p>
          </table:table-cell>
        </table:table-row>
        <table:table-row>
          <table:table-cell table:style-name="Table1.A2" office:value-type="string">
            <text:p text:style-name="Table_20_Contents">#64</text:p>
          </table:table-cell>
          <table:table-cell table:style-name="Table1.A2" office:value-type="string">
            <text:p text:style-name="Table_20_Contents">Infinite</text:p>
          </table:table-cell>
          <table:table-cell table:style-name="Table1.C15" office:value-type="string">
            <text:p text:style-name="Table_20_Contents"><text:s text:c="2"/>-</text:p>
          </table:table-cell>
        </table:table-row>
        <table:table-row>
          <table:table-cell table:style-name="Table1.A2" office:value-type="string">
            <text:p text:style-name="Table_20_Contents">#96</text:p>
          </table:table-cell>
          <table:table-cell table:style-name="Table1.A2" office:value-type="string">
            <text:p text:style-name="Table_20_Contents">#24 order 2</text:p>
          </table:table-cell>
          <table:table-cell table:style-name="Table1.C2" office:value-type="float" office:value="71">
            <text:p text:style-name="Table_20_Contents">71</text:p>
          </table:table-cell>
        </table:table-row>
        <table:table-row>
          <table:table-cell table:style-name="Table1.A2" office:value-type="string">
            <text:p text:style-name="Table_20_Contents">#100</text:p>
          </table:table-cell>
          <table:table-cell table:style-name="Table1.A2" office:value-type="string">
            <text:p text:style-name="Table_20_Contents">Order 48</text:p>
          </table:table-cell>
          <table:table-cell table:style-name="Table1.C2" office:value-type="float" office:value="220">
            <text:p text:style-name="Table_20_Contents">220</text:p>
          </table:table-cell>
        </table:table-row>
        <table:table-row>
          <table:table-cell table:style-name="Table1.A2" office:value-type="string">
            <text:p text:style-name="Table_20_Contents">#104</text:p>
          </table:table-cell>
          <table:table-cell table:style-name="Table1.A2" office:value-type="string">
            <text:p text:style-name="Table_20_Contents">#24 order 2</text:p>
          </table:table-cell>
          <table:table-cell table:style-name="Table1.C2" office:value-type="float" office:value="151">
            <text:p text:style-name="Table_20_Contents">151</text:p>
          </table:table-cell>
        </table:table-row>
        <table:table-row>
          <table:table-cell table:style-name="Table1.A2" office:value-type="string">
            <text:p text:style-name="Table_20_Contents">#106</text:p>
          </table:table-cell>
          <table:table-cell table:style-name="Table1.A2" office:value-type="string">
            <text:p text:style-name="Table_20_Contents">Infinite</text:p>
          </table:table-cell>
          <table:table-cell table:style-name="Table1.C15" office:value-type="string">
            <text:p text:style-name="Table_20_Contents"><text:s text:c="2"/>-</text:p>
          </table:table-cell>
        </table:table-row>
        <table:table-row>
          <table:table-cell table:style-name="Table1.A2" office:value-type="string">
            <text:p text:style-name="Table_20_Contents">#108</text:p>
          </table:table-cell>
          <table:table-cell table:style-name="Table1.A2" office:value-type="string">
            <text:p text:style-name="Table_20_Contents">Order 42</text:p>
          </table:table-cell>
          <table:table-cell table:style-name="Table1.C2" office:value-type="float" office:value="177">
            <text:p text:style-name="Table_20_Contents">177</text:p>
          </table:table-cell>
        </table:table-row>
        <table:table-row>
          <table:table-cell table:style-name="Table1.A2" office:value-type="string">
            <text:p text:style-name="Table_20_Contents">#112</text:p>
          </table:table-cell>
          <table:table-cell table:style-name="Table1.A2" office:value-type="string">
            <text:p text:style-name="Table_20_Contents">#4 order 6</text:p>
          </table:table-cell>
          <table:table-cell table:style-name="Table1.C2" office:value-type="float" office:value="95">
            <text:p text:style-name="Table_20_Contents">95</text:p>
          </table:table-cell>
        </table:table-row>
        <table:table-row>
          <table:table-cell table:style-name="Table1.A2" office:value-type="string">
            <text:p text:style-name="Table_20_Contents">#116</text:p>
          </table:table-cell>
          <table:table-cell table:style-name="Table1.A2" office:value-type="string">
            <text:p text:style-name="Table_20_Contents">Order 42</text:p>
          </table:table-cell>
          <table:table-cell table:style-name="Table1.C2" office:value-type="float" office:value="188">
            <text:p text:style-name="Table_20_Contents">188</text:p>
          </table:table-cell>
        </table:table-row>
        <table:table-row>
          <table:table-cell table:style-name="Table1.A2" office:value-type="string">
            <text:p text:style-name="Table_20_Contents">#120</text:p>
          </table:table-cell>
          <table:table-cell table:style-name="Table1.A2" office:value-type="string">
            <text:p text:style-name="Table_20_Contents">Order 48</text:p>
          </table:table-cell>
          <table:table-cell table:style-name="Table1.C2" office:value-type="float" office:value="223">
            <text:p text:style-name="Table_20_Contents">223</text:p>
          </table:table-cell>
        </table:table-row>
        <table:table-row>
          <table:table-cell table:style-name="Table1.A2" office:value-type="string">
            <text:p text:style-name="Table_20_Contents">#128</text:p>
          </table:table-cell>
          <table:table-cell table:style-name="Table1.A2" office:value-type="string">
            <text:p text:style-name="Table_20_Contents">Infinite</text:p>
          </table:table-cell>
          <table:table-cell table:style-name="Table1.C15" office:value-type="string">
            <text:p text:style-name="Table_20_Contents"><text:s text:c="2"/>-</text:p>
          </table:table-cell>
        </table:table-row>
        <table:table-row>
          <table:table-cell table:style-name="Table1.A2" office:value-type="string">
            <text:p text:style-name="Table_20_Contents">#192</text:p>
          </table:table-cell>
          <table:table-cell table:style-name="Table1.A2" office:value-type="string">
            <text:p text:style-name="Table_20_Contents">#2 order 1</text:p>
          </table:table-cell>
          <table:table-cell table:style-name="Table1.C2" office:value-type="float" office:value="76">
            <text:p text:style-name="Table_20_Contents">76</text:p>
          </table:table-cell>
        </table:table-row>
        <table:table-row>
          <table:table-cell table:style-name="Table1.A2" office:value-type="string">
            <text:p text:style-name="Table_20_Contents">#200</text:p>
          </table:table-cell>
          <table:table-cell table:style-name="Table1.A2" office:value-type="string">
            <text:p text:style-name="Table_20_Contents">#48 order 3</text:p>
          </table:table-cell>
          <table:table-cell table:style-name="Table1.C2" office:value-type="float" office:value="181">
            <text:p text:style-name="Table_20_Contents">181</text:p>
          </table:table-cell>
        </table:table-row>
        <table:table-row>
          <table:table-cell table:style-name="Table1.A2" office:value-type="string">
            <text:p text:style-name="Table_20_Contents">#208</text:p>
          </table:table-cell>
          <table:table-cell table:style-name="Table1.A2" office:value-type="string">
            <text:p text:style-name="Table_20_Contents">#8 order 12</text:p>
          </table:table-cell>
          <table:table-cell table:style-name="Table1.C2" office:value-type="float" office:value="189">
            <text:p text:style-name="Table_20_Contents">189</text:p>
          </table:table-cell>
        </table:table-row>
        <table:table-row>
          <table:table-cell table:style-name="Table1.A2" office:value-type="string">
            <text:p text:style-name="Table_20_Contents">#212</text:p>
          </table:table-cell>
          <table:table-cell table:style-name="Table1.A2" office:value-type="string">
            <text:p text:style-name="Table_20_Contents">#2 order 1</text:p>
          </table:table-cell>
          <table:table-cell table:style-name="Table1.C2" office:value-type="float" office:value="69">
            <text:p text:style-name="Table_20_Contents">69</text:p>
          </table:table-cell>
        </table:table-row>
        <table:table-row>
          <table:table-cell table:style-name="Table1.A2" office:value-type="string">
            <text:p text:style-name="Table_20_Contents">#216</text:p>
          </table:table-cell>
          <table:table-cell table:style-name="Table1.A2" office:value-type="string">
            <text:p text:style-name="Table_20_Contents">#2 order 1</text:p>
          </table:table-cell>
          <table:table-cell table:style-name="Table1.C2" office:value-type="float" office:value="140">
            <text:p text:style-name="Table_20_Contents">140</text:p>
          </table:table-cell>
        </table:table-row>
        <table:table-row>
          <table:table-cell table:style-name="Table1.A2" office:value-type="string">
            <text:p text:style-name="Table_20_Contents">#224</text:p>
          </table:table-cell>
          <table:table-cell table:style-name="Table1.A2" office:value-type="string">
            <text:p text:style-name="Table_20_Contents">#48 order 3</text:p>
          </table:table-cell>
          <table:table-cell table:style-name="Table1.C2" office:value-type="float" office:value="87">
            <text:p text:style-name="Table_20_Contents">87</text:p>
          </table:table-cell>
        </table:table-row>
        <table:table-row>
          <table:table-cell table:style-name="Table1.A2" office:value-type="string">
            <text:p text:style-name="Table_20_Contents">#228</text:p>
          </table:table-cell>
          <table:table-cell table:style-name="Table1.A2" office:value-type="string">
            <text:p text:style-name="Table_20_Contents">#2 order 1</text:p>
          </table:table-cell>
          <table:table-cell table:style-name="Table1.C2" office:value-type="float" office:value="71">
            <text:p text:style-name="Table_20_Contents">71</text:p>
          </table:table-cell>
        </table:table-row>
        <table:table-row>
          <table:table-cell table:style-name="Table1.A2" office:value-type="string">
            <text:p text:style-name="Table_20_Contents">#232</text:p>
          </table:table-cell>
          <table:table-cell table:style-name="Table1.A2" office:value-type="string">
            <text:p text:style-name="Table_20_Contents">#2 order 1</text:p>
          </table:table-cell>
          <table:table-cell table:style-name="Table1.C2" office:value-type="float" office:value="63">
            <text:p text:style-name="Table_20_Contents">63</text:p>
          </table:table-cell>
        </table:table-row>
        <table:table-row>
          <table:table-cell table:style-name="Table1.A2" office:value-type="string">
            <text:p text:style-name="Table_20_Contents">#240</text:p>
          </table:table-cell>
          <table:table-cell table:style-name="Table1.A2" office:value-type="string">
            <text:p text:style-name="Table_20_Contents">#2 order 1</text:p>
          </table:table-cell>
          <table:table-cell table:style-name="Table1.C2" office:value-type="float" office:value="62">
            <text:p text:style-name="Table_20_Contents">62</text:p>
          </table:table-cell>
        </table:table-row>
      </table:table>
      <text:p text:style-name="P4"/>
      <text:p text:style-name="P10"><text:soft-page-break/>Many of the confluent rewrite rules below use the "wreath" ordering. <text:s/>In this, a word with more occurrences of the latest letter that happens is larger. <text:s/>If they have the same number of the latest letter, these letters divide both words up into words with an earlier latest letter, and these are compared inductively starting from the right.</text:p>
      <text:p text:style-name="P8">(20,000) none. <text:s/>7=T 9=TR</text:p>
      <text:p text:style-name="P6">#64</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 <text:s/>RQRQ</text:span><text:span text:style-name="T1">→QQRR</text:span><text:span text:style-name="T2">, <text:s/>RRQQ</text:span><text:span text:style-name="T1">→</text:span><text:span text:style-name="T2">QRQR.</text:span></text:p>
      <text:p text:style-name="P6">#10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RT not part of the rewrite system]</text:span></text:p>
      <text:p text:style-name="P8">QQQ<text:span text:style-name="T1">→0, <text:s/></text:span>TQ<text:span text:style-name="T1">→</text:span>RRT, <text:s/>TR<text:span text:style-name="T1">→</text:span>QQT,</text:p>
      <text:p text:style-name="P8">RRQQ<text:span text:style-name="T1">→</text:span>QRQR, <text:s/>RQRQ<text:span text:style-name="T1">→</text:span>QQRR.</text:p>
      <text:p text:style-name="P6">#128</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STRTRT not part of the rewrite system]</text:span></text:p>
      <text:p text:style-name="P8">QQQ<text:span text:style-name="T1">→0, <text:s/></text:span>TQQR<text:span text:style-name="T1">→</text:span>RRQT, <text:s/>TRR<text:span text:style-name="T1">→</text:span>QQRTQQ, <text:s/>TRT<text:span text:style-name="T1">→</text:span>QRRTQR, <text:s/>TQRT<text:span text:style-name="T1">→</text:span>RQQTR,</text:p>
      <text:p text:style-name="P8">TQQT<text:span text:style-name="T1">→</text:span>RRQRRQQTRQQ, <text:s/>TRQQT<text:span text:style-name="T1">→</text:span>QRQQRTQQ, <text:s/></text:p>
      <text:p text:style-name="P8">TQT<text:span text:style-name="T1">→</text:span>RQQRRQQRRQQTRQ, <text:s/>TRQQR<text:span text:style-name="T1">→</text:span>QRQRRQQTRQQ,</text:p>
      <text:p text:style-name="P8">TQRQ<text:span text:style-name="T1">→</text:span>RQQRQRRTQR, <text:s/>TQRR<text:span text:style-name="T1">→</text:span>RRQRQRQRTRQ,</text:p>
      <text:p text:style-name="P8">TRQT<text:span text:style-name="T1">→</text:span>QRQRQRRTQ, <text:s/>RQRQRQRQR<text:span text:style-name="T1">→</text:span>QQRRQQRRQQ,</text:p>
      <text:p text:style-name="P8">TRQR<text:span text:style-name="T1">→</text:span>QRQRQRQRRTQ, <text:s/>RRQQRRQQRR<text:span text:style-name="T1">→</text:span>QRQRQRQRQ,</text:p>
      <text:p text:style-name="P8">RRQQRRQQRQQRRQQRR<text:span text:style-name="T1">→</text:span>QRQRQRQRQQRQRQRQRQ,</text:p>
      <text:p text:style-name="P8">RRQQRRQQRQQRRQQRQQRRQQRRQQ<text:span text:style-name="T1">→</text:span></text:p>
      <text:p text:style-name="P8"><text:span text:style-name="T1"><text:s text:c="8"/></text:span>QRQRQRQRQQRQRQRQRQQRQRQRQR</text:p>
      <text:p text:style-name="P8">RQRQRQRQQRQRQRQRQQRQRQRQRQ<text:span text:style-name="T1">→</text:span></text:p>
      <text:p text:style-name="P8"><text:span text:style-name="T1"><text:s text:c="8"/></text:span>QQRRQQRRQQRQQRRQQRQQRRQQRR</text:p>
      <text:p text:style-name="P6">#25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 <text:s/>RQRQR</text:span><text:span text:style-name="T1">→QQRRQQ, <text:s/></text:span><text:span text:style-name="T2">RRQQRR</text:span><text:span text:style-name="T1">→QRQRQ, <text:s/>RRQQRQQRR→QRQRQQRQRQ,</text:span></text:p>
      <text:p text:style-name="P9"><text:s/>RRQQRQQRQQRRQQ→QRQRQQRQRQQRQR,</text:p>
      <text:p text:style-name="P9">RQRQQRQRQQRQRQ→QQRRQQRQQRQQRR.</text:p>
      <text:p text:style-name="P6">#42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TRTRRTRTRR</text:span><text:span text:style-name="T1">→RTRRTRTRRT</text:span><text:span text:style-name="T2">, TRRTRTRRTR</text:span><text:span text:style-name="T1">→RRTRTRRTRT</text:span><text:span text:style-name="T2">, TRTRRTRTRTRTRRTR</text:span><text:span text:style-name="T1">→RTRRTRTRTRTRRTRT</text:span><text:span text:style-name="T2">.</text:span></text:p>
      <text:p text:style-name="P6">#512</text:p>
      <text:p text:style-name="P8">Confluent rewrite system with the wreath product ordering </text:p>
      <text:p text:style-name="P8"><text:soft-page-break/>TT<text:span text:style-name="T1">→</text:span><text:span text:style-name="T2">0, S</text:span><text:span text:style-name="T1">→RR</text:span><text:span text:style-name="T2">, RRR</text:span><text:span text:style-name="T1">→</text:span><text:span text:style-name="T2">0, [Q=TRTRT not part of the rewrite system]</text:span></text:p>
      <text:p text:style-name="P8">QQQQQQQQQ<text:span text:style-name="T1">→0, <text:s/></text:span>TQR<text:span text:style-name="T1">→</text:span>RQT, <text:s/>TR<text:span text:style-name="T1">→</text:span>QQRRTQQ,</text:p>
      <text:p text:style-name="P8">TQT<text:span text:style-name="T1">→</text:span>RQQRRTQQ, <text:s/>TQQR<text:span text:style-name="T1">→</text:span>RQQQQQQRRTQ,</text:p>
      <text:p text:style-name="P8">TQQT<text:span text:style-name="T1">→</text:span>RQQQQQQQRRTQ, <text:s/>TQQQ<text:span text:style-name="T1">→</text:span>RQQQQQQQQRT,</text:p>
      <text:p text:style-name="P8">RRQQQQQQQQ<text:span text:style-name="T1">→</text:span>QRQR, <text:s/>RQRQ<text:span text:style-name="T1">→</text:span>QQQQQQQQRR.</text:p>
      <text:p text:style-name="P6">#1024</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text:span></text:p>
      <text:p text:style-name="P8">RRQQRR<text:span text:style-name="T1">→</text:span>QRQRQRQ,</text:p>
      <text:p text:style-name="P8">RQRQRQR<text:span text:style-name="T1">→</text:span>QQRRQQ,</text:p>
      <text:p text:style-name="P8">RQRQRQQRQRQR<text:span text:style-name="T1">→</text:span>QQRRQQRQQRRQQ,</text:p>
      <text:p text:style-name="P8">RQRQRQQRQRQQRQRQRQ<text:span text:style-name="T1">→</text:span>QQRRQQRQQRRQQRQQRR,</text:p>
      <text:p text:style-name="P8">RRQQRQQRRQQRQQRRQQ<text:span text:style-name="T1">→</text:span>QRQRQRQQRQRQQRQRQR.</text:p>
      <text:p text:style-name="P6">#1552</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 <text:s/></text:span></text:p>
      <text:p text:style-name="P8">RQRQRRQ<text:span text:style-name="T1">→</text:span>QRRQQRR, <text:s/>RQQRRQQ<text:span text:style-name="T1">→</text:span>QRQRQQR,</text:p>
      <text:p text:style-name="P8">RRQRRQQ<text:span text:style-name="T1">→</text:span>QRQRRQR, <text:s/>RQRQQRQ<text:span text:style-name="T1">→</text:span>QQRQQRR,</text:p>
      <text:p text:style-name="P8">RRQQRQQ<text:span text:style-name="T1">→</text:span>QRQQRQR, <text:s/>RQRRQRQ<text:span text:style-name="T1">→</text:span>QQRRQRR,</text:p>
      <text:p text:style-name="P8">RRQQRRQ<text:span text:style-name="T1">→</text:span>QRRQRQR, <text:s/>RQQRQRQ<text:span text:style-name="T1">→</text:span>QQRRQQR,</text:p>
      <text:p text:style-name="P8">RQRQRQ<text:span text:style-name="T1">→</text:span>QRQRQR, <text:s/>RQRQQRRQRQ<text:span text:style-name="T1">→</text:span>QQRRQRQQRR,</text:p>
      <text:p text:style-name="P8">RRQQRQRRQQ<text:span text:style-name="T1">→</text:span>QRQRRQQRQR.</text:p>
      <text:p text:style-name="P6">#170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RT not part of the rewrite system]</text:span></text:p>
      <text:p text:style-name="P8">QQQ<text:span text:style-name="T1">→0, <text:s/></text:span>TQ<text:span text:style-name="T1">→</text:span>RRT, <text:s/>TR<text:span text:style-name="T1">→</text:span>QQT,</text:p>
      <text:p text:style-name="P8">RRQQRR<text:span text:style-name="T1">→</text:span>QRQRQRQ, <text:s/>RQRQRQR<text:span text:style-name="T1">→</text:span>QQRRQQ</text:p>
      <text:p text:style-name="P8">RQRQRQQRQRQR<text:span text:style-name="T1">→</text:span>QQRRQQRQQRRQQ,</text:p>
      <text:p text:style-name="P8">RQRQRQQRQRQQRQRQRQ<text:span text:style-name="T1">→</text:span>QQRRQQRQQRRQQRQQRR,</text:p>
      <text:p text:style-name="P8">RRQQRQQRRQQRQQRRQQ<text:span text:style-name="T1">→</text:span>QRQRQRQQRQRQQRQRQR.</text:p>
      <text:p text:style-name="P6">#1768</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RT not part of the rewrite system]</text:span></text:p>
      <text:p text:style-name="P8">QQQ<text:span text:style-name="T1">→0, <text:s/></text:span>TQ<text:span text:style-name="T1">→</text:span>RRT, <text:s/>TR<text:span text:style-name="T1">→</text:span>QQT,</text:p>
      <text:p text:style-name="P8">RQRQRRQ<text:span text:style-name="T1">→</text:span>QRRQQRR, <text:s/>RRQRRQQ<text:span text:style-name="T1">→</text:span>QRQRRQR,</text:p>
      <text:p text:style-name="P8">RQRRQRQ<text:span text:style-name="T1">→</text:span>QQRRQRR, <text:s/>RRQQRRQ<text:span text:style-name="T1">→</text:span>QRRQRQR,</text:p>
      <text:p text:style-name="P8">RQRQRQ<text:span text:style-name="T1">→</text:span>QRQRQR, <text:s/>RQQRQRQ<text:span text:style-name="T1">→</text:span>QQRRQQR,</text:p>
      <text:p text:style-name="P8">RQQRRQQ<text:span text:style-name="T1">→</text:span>QRQRQQR, <text:s/>RRQQRQQ<text:span text:style-name="T1">→</text:span>QRQQRQR,</text:p>
      <text:p text:style-name="P8">RQRQQRQ<text:span text:style-name="T1">→</text:span>QQRQQRR, <text:s/>RQRQQRRQRQ<text:span text:style-name="T1">→</text:span>QQRRQRQQRR,</text:p>
      <text:p text:style-name="P8">RRQQRQRRQQ<text:span text:style-name="T1">→</text:span>QRQRRQQRQR.</text:p>
      <text:p text:style-name="P6">#1816</text:p>
      <text:p text:style-name="P8">None found yet. <text:s/>Max says Z3.S4</text:p>
      <text:p text:style-name="P6"><text:soft-page-break/>#1892</text:p>
      <text:p text:style-name="P8">None found yet. <text:s/>Z3.(2xA4)</text:p>
      <text:p text:style-name="P6">#2048</text:p>
      <text:p text:style-name="P8">Confluent rewrite system with the wreath product ordering.</text:p>
      <text:p text:style-name="P8">T=QQQQQQQQR, <text:s/>S=QQQQQQQQRQQQQQQQQ, [Q=RTRTRTRT],</text:p>
      <text:p text:style-name="P8">RQQQQQQQQR=QQQ, <text:s/>RR=QQQQQQQQRQQQQQQQQ</text:p>
      <text:p text:style-name="P8">QQQQQQQQQQQ=0, <text:s/>RQQQQQR=QQQRQQQ, RQQRQQQQQQQQ=QQQRQQQR, <text:s/>RQQQRQQQ=QQQQQQQQRQQR</text:p>
      <text:p text:style-name="P8">RQQRQQR=QQQR.</text:p>
      <text:p text:style-name="P6">#409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 <text:s/></text:span></text:p>
      <text:p text:style-name="P8"><text:span text:style-name="T2">RQRQRQRQ</text:span><text:span text:style-name="T1">→</text:span><text:span text:style-name="T2">QQRRQQRR, <text:s/>RRQQRRQQ</text:span><text:span text:style-name="T1">→</text:span><text:span text:style-name="T2">QRQRQRQR</text:span></text:p>
      <text:p text:style-name="P6">#617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STRTRT not part of the rewrite system]</text:span></text:p>
      <text:p text:style-name="P8">QQQ<text:span text:style-name="T1">→0, <text:s/></text:span>TQQR<text:span text:style-name="T1">→</text:span>RRQT, <text:s/>TRR<text:span text:style-name="T1">→</text:span>QQRTQQ, <text:s/></text:p>
      <text:p text:style-name="P8">TRTR<text:span text:style-name="T1">→</text:span>RTQT, <text:s/>TRTQ<text:span text:style-name="T1">→</text:span>RTRT, <text:s/>TQQTQ<text:span text:style-name="T1">→</text:span>RRQRTQRT, <text:s/>TQQTR<text:span text:style-name="T1">→</text:span>RRQRTQQT,</text:p>
      <text:p text:style-name="P8">TQRTQ<text:span text:style-name="T1">→</text:span>RRQRQRRTQT, <text:s/>TRQR<text:span text:style-name="T1">→</text:span>QRQRQRQRRTQ,</text:p>
      <text:p text:style-name="P8">TQRR<text:span text:style-name="T1">→</text:span>RRQRQRQRTRQ, <text:s/>TRQTR<text:span text:style-name="T1">→</text:span>QRQRTRT, <text:s/>TQTQ<text:span text:style-name="T1">→</text:span>RQQRRQRTQQT</text:p>
      <text:p text:style-name="P8">TQRTR<text:span text:style-name="T1">→</text:span>RQQRRQQTRQQT, <text:s/>TQRQ<text:span text:style-name="T1">→</text:span>RQQRQRRTQR</text:p>
      <text:p text:style-name="P8">TQTR<text:span text:style-name="T1">→</text:span>RQQRRQQTRQT, <text:s/>TRQQR<text:span text:style-name="T1">→</text:span>QRQRRQQTRQQ</text:p>
      <text:p text:style-name="P8">TRQTQ<text:span text:style-name="T1">→</text:span>QRQRQRQRRQQTRQQT, <text:s/>TRQQTR<text:span text:style-name="T1">→</text:span>QQRRQQTRQQTQ</text:p>
      <text:p text:style-name="P8">TRQQTQR<text:span text:style-name="T1">→</text:span>QRQQRQRRTQRT, <text:s/>RRQQRRQQRR<text:span text:style-name="T1">→</text:span>QRQRQRQRQ</text:p>
      <text:p text:style-name="P8">RQRQRQRQR<text:span text:style-name="T1">→</text:span>QQRRQQRRQQ, <text:s/>TRQQTQQ<text:span text:style-name="T1">→</text:span>QRRQRQRQRTRQT</text:p>
      <text:p text:style-name="P8">RRQQRRQQRQQRRQQRR<text:span text:style-name="T1">→</text:span>QRQRQRQRQQRQRQRQRQ,</text:p>
      <text:p text:style-name="P8">RRQQRRQQRQQRRQQRQQRRQQRRQQ<text:span text:style-name="T1">→</text:span></text:p>
      <text:p text:style-name="P8"><text:span text:style-name="T1"><text:s text:c="8"/></text:span>QRQRQRQRQQRQRQRQRQQRQRQRQR</text:p>
      <text:p text:style-name="P8">RQRQRQRQQRQRQRQRQQRQRQRQRQ<text:span text:style-name="T1">→</text:span></text:p>
      <text:p text:style-name="P8"><text:span text:style-name="T1"><text:s text:c="8"/></text:span>QQRRQQRRQQRQQRRQQRQQRRQQRR</text:p>
      <text:p text:style-name="P6">#6280</text:p>
      <text:p text:style-name="P8">None found yet.</text:p>
      <text:p text:style-name="P6">#6436</text:p>
      <text:p text:style-name="P8">Confluent systems found with 27 (90); 29 (70); 45(75) with the number of rules in parenthesis. <text:s/>I am continuing the search for now.</text:p>
      <text:p text:style-name="P8"/>
      <text:p text:style-name="P8"/>
      <text:p text:style-name="P8"/>
      <text:p text:style-name="P8"/>
      <text:p text:style-name="P8"/>
      <text:p text:style-name="P8"/>
      <text:p text:style-name="P8"><text:soft-page-break/></text:p>
      <text:p text:style-name="P8"/>
      <text:p text:style-name="P8"/>
      <text:p text:style-name="P8"/>
      <text:p text:style-name="P6">#669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STRTRT not part of the rewrite system]</text:span></text:p>
      <text:p text:style-name="P8">QQQ<text:span text:style-name="T1">→0, <text:s/></text:span>TQQR<text:span text:style-name="T1">→</text:span>RRQT, <text:s/>TRR<text:span text:style-name="T1">→</text:span>QQRTQQ, <text:s/></text:p>
      <text:p text:style-name="P8">TRTR<text:span text:style-name="T1">→</text:span>RTQT, <text:s/>TRTQ<text:span text:style-name="T1">→</text:span>RTRT, <text:s/>TQQTQ<text:span text:style-name="T1">→</text:span>RRQRTQRT, <text:s/>TQQTR<text:span text:style-name="T1">→</text:span>RRQRTQQT,</text:p>
      <text:p text:style-name="P8">TQTR<text:span text:style-name="T1">→</text:span>QRQRTQRT, <text:s/>TQRTQ<text:span text:style-name="T1">→</text:span>QRQRTQRRT, <text:s/>TRQR<text:span text:style-name="T1">→</text:span>RQRRQQRRTRQ,</text:p>
      <text:p text:style-name="P8">TQRTR<text:span text:style-name="T1">→</text:span>QRQRQRQRQTRT, <text:s/>TQRRTR<text:span text:style-name="T1">→</text:span>QRQRQRQRQTRQT, <text:s/>TQRQ<text:span text:style-name="T1">→</text:span>QRQRQTR, <text:s/>TQRRTQ<text:span text:style-name="T1">→</text:span>QRQRQRQRRTQQT,</text:p>
      <text:p text:style-name="P8">TRQTR<text:span text:style-name="T1">→</text:span>RQQRRQQRRTRQTQ, <text:s/>RRQQRRQQRR<text:span text:style-name="T1">→</text:span>QRQRQRQRQ,</text:p>
      <text:p text:style-name="P8">TQRRQ<text:span text:style-name="T1">→</text:span>RRQQRRQQRQRTQRR, <text:s/>TQTQ<text:span text:style-name="T1">→</text:span>RRQQRQQRRTRQT,</text:p>
      <text:p text:style-name="P8">RQRQRQRQR<text:span text:style-name="T1">→</text:span>QQRRQQRRQQ, <text:s/>TRQQ<text:span text:style-name="T1">→</text:span>QQRRQQRRQQTQR,</text:p>
      <text:p text:style-name="P8">TRQTQR<text:span text:style-name="T1">→</text:span>RQRQQRQRTQRRT, <text:s/>TRQTQQ<text:span text:style-name="T1">→</text:span>RQRRQRTQT,</text:p>
      <text:p text:style-name="P8">RRQQRRQQRQQRRQQRR<text:span text:style-name="T1">→</text:span>QRQRQRQRQQRQRQRQRQ,</text:p>
      <text:p text:style-name="P8">RRQQRRQQRQQRRQQRQQRRQQRRQQ<text:span text:style-name="T1">→</text:span></text:p>
      <text:p text:style-name="P8"><text:span text:style-name="T1"><text:s text:c="8"/></text:span>QRQRQRQRQQRQRQRQRQQRQRQRQR</text:p>
      <text:p text:style-name="P8">RQRQRQRQQRQRQRQRQQRQRQRQRQ<text:span text:style-name="T1">→</text:span></text:p>
      <text:p text:style-name="P8"><text:span text:style-name="T1"><text:s text:c="8"/></text:span>QQRRQQRRQQRQQRRQQRQQRRQQRR.</text:p>
      <text:p text:style-name="P6">#6826</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text:span></text:p>
      <text:p text:style-name="P8"><text:span text:style-name="T1">(TRTRR)3→</text:span><text:span text:style-name="T2">(RTRRT)3</text:span></text:p>
      <text:p text:style-name="P8"><text:span text:style-name="T1">(TRRTR)3→</text:span><text:span text:style-name="T2">(RRTRT)3</text:span></text:p>
      <text:p text:style-name="P9">TRTRRTRTRRTRTRTRTRRTRTRRTR→RTRRTRTRRTRTRTRTRRTRTRRTRT</text:p>
      <text:p text:style-name="P6">#6868</text:p>
      <text:p text:style-name="P8">None found yet.</text:p>
      <text:p text:style-name="P6">#6956</text:p>
      <text:p text:style-name="P8">None found yet.</text:p>
      <text:p text:style-name="P6">#7372</text:p>
      <text:p text:style-name="P8">None found yet.</text:p>
      <text:p text:style-name="P6">#7476</text:p>
      <text:p text:style-name="P8">None found yet.</text:p>
      <text:p text:style-name="P6">#7736</text:p>
      <text:p text:style-name="P8">None found yet.</text:p>
      <text:p text:style-name="P6">#8128</text:p>
      <text:p text:style-name="P8">None found yet.</text:p>
      <text:p text:style-name="P6"><text:soft-page-break/>#8192</text:p>
      <text:p text:style-name="P8">None found yet.</text:p>
      <text:p text:style-name="P6">#16384</text:p>
      <text:p text:style-name="P8">Confluent rewrite system with the wreath product ordering </text:p>
      <text:p text:style-name="P8">TT<text:span text:style-name="T1">→</text:span><text:span text:style-name="T2">0, S</text:span><text:span text:style-name="T1">→RR</text:span><text:span text:style-name="T2">, RRR</text:span><text:span text:style-name="T1">→</text:span><text:span text:style-name="T2">0, [Q=TRT not part of the rewrite system]</text:span></text:p>
      <text:p text:style-name="P8"><text:span text:style-name="T1">TR→</text:span><text:span text:style-name="T2">QT, <text:s/></text:span><text:span text:style-name="T1">TQ→R</text:span><text:span text:style-name="T2">T, <text:s/>QQQ</text:span><text:span text:style-name="T1">→0</text:span><text:span text:style-name="T2">, <text:s/>RQRQ</text:span><text:span text:style-name="T1">→QQRR</text:span><text:span text:style-name="T2">, <text:s/>RRQQ</text:span><text:span text:style-name="T1">→</text:span><text:span text:style-name="T2">QRQR.</text:span></text:p>
      <text:p text:style-name="P8">RRQQRRQQRR<text:span text:style-name="T1">→</text:span>QRQRQRQRQ</text:p>
      <text:p text:style-name="P8">RQRQRQRQR<text:span text:style-name="T1">→</text:span>QQRRQQRRQQ</text:p>
      <text:p text:style-name="P8">RRQQRRQQRQQRRQQRR<text:span text:style-name="T1">→</text:span>QRQRQRQRQQRQRQRQRQ</text:p>
      <text:p text:style-name="P8">RRQQRRQQRQQRRQQRQQRRQQRRQQ<text:span text:style-name="T1">→</text:span></text:p>
      <text:p text:style-name="P8"><text:span text:style-name="T1"><text:s text:c="8"/></text:span>QRQRQRQRQQRQRQRQRQQRQRQRQR</text:p>
      <text:p text:style-name="P8">RQRQRQRQQRQRQRQRQQRQRQRQRQ<text:span text:style-name="T1">→</text:span></text:p>
      <text:p text:style-name="P8"><text:span text:style-name="T1"><text:s text:c="8"/></text:span>QQRRQQRRQQRQQRRQQRQQRRQQR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StarSymbol" svg:font-family="StarSymbol, 'Arial Unicode MS'"/>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style:use-window-font-color="true" style:font-name="Times New Roman" fo:font-size="12pt" fo:language="en" fo:country="GB" style:font-name-asian="Times New Roman" style:language-asian="en" style:country-asian="GB"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WW-caption" style:family="paragraph" style:parent-style-name="Standard">
      <style:paragraph-properties fo:margin-top="0.212cm" fo:margin-bottom="0.212cm"/>
      <style:text-properties fo:font-style="italic"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RTF_5f_Num_20_2_20_1" style:display-name="RTF_Num 2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2" style:display-name="RTF_Num 2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3" style:display-name="RTF_Num 2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4" style:display-name="RTF_Num 2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5" style:display-name="RTF_Num 2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6" style:display-name="RTF_Num 2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7" style:display-name="RTF_Num 2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8" style:display-name="RTF_Num 2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2_20_9" style:display-name="RTF_Num 2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1" style:display-name="RTF_Num 3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2" style:display-name="RTF_Num 3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3" style:display-name="RTF_Num 3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4" style:display-name="RTF_Num 3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5" style:display-name="RTF_Num 3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6" style:display-name="RTF_Num 3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7" style:display-name="RTF_Num 3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8" style:display-name="RTF_Num 3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3_20_9" style:display-name="RTF_Num 3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4_20_1" style:display-name="RTF_Num 4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4_20_2" style:display-name="RTF_Num 4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4_20_3" style:display-name="RTF_Num 4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4_20_4" style:display-name="RTF_Num 4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4_20_5" style:display-name="RTF_Num 4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4_20_6" style:display-name="RTF_Num 4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4_20_7" style:display-name="RTF_Num 4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4_20_8" style:display-name="RTF_Num 4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4_20_9" style:display-name="RTF_Num 4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5_20_1" style:display-name="RTF_Num 5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5_20_2" style:display-name="RTF_Num 5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5_20_3" style:display-name="RTF_Num 5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5_20_4" style:display-name="RTF_Num 5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5_20_5" style:display-name="RTF_Num 5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5_20_6" style:display-name="RTF_Num 5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5_20_7" style:display-name="RTF_Num 5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5_20_8" style:display-name="RTF_Num 5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5_20_9" style:display-name="RTF_Num 5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6_20_1" style:display-name="RTF_Num 6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2" style:display-name="RTF_Num 6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3" style:display-name="RTF_Num 6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4" style:display-name="RTF_Num 6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5" style:display-name="RTF_Num 6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6" style:display-name="RTF_Num 6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7" style:display-name="RTF_Num 6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8" style:display-name="RTF_Num 6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6_20_9" style:display-name="RTF_Num 6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7_20_1" style:display-name="RTF_Num 7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7_20_2" style:display-name="RTF_Num 7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7_20_3" style:display-name="RTF_Num 7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7_20_4" style:display-name="RTF_Num 7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7_20_5" style:display-name="RTF_Num 7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7_20_6" style:display-name="RTF_Num 7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7_20_7" style:display-name="RTF_Num 7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7_20_8" style:display-name="RTF_Num 7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7_20_9" style:display-name="RTF_Num 7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8_20_1" style:display-name="RTF_Num 8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2" style:display-name="RTF_Num 8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3" style:display-name="RTF_Num 8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4" style:display-name="RTF_Num 8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5" style:display-name="RTF_Num 8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6" style:display-name="RTF_Num 8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7" style:display-name="RTF_Num 8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8" style:display-name="RTF_Num 8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8_20_9" style:display-name="RTF_Num 8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1" style:display-name="RTF_Num 9 1"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2" style:display-name="RTF_Num 9 2"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3" style:display-name="RTF_Num 9 3"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4" style:display-name="RTF_Num 9 4"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5" style:display-name="RTF_Num 9 5"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6" style:display-name="RTF_Num 9 6"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7" style:display-name="RTF_Num 9 7"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8" style:display-name="RTF_Num 9 8"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9_20_9" style:display-name="RTF_Num 9 9" style:family="text">
      <style:text-properties style:use-window-font-color="true" style:font-name="Times New Roman" fo:font-size="12pt" fo:language="en" fo:country="US" style:font-name-asian="Times New Roman" style:language-asian="en" style:country-asian="US" style:font-name-complex="Times New Roman" style:font-size-complex="12pt"/>
    </style:style>
    <style:style style:name="RTF_5f_Num_20_10_20_1" style:display-name="RTF_Num 10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0_20_2" style:display-name="RTF_Num 10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0_20_3" style:display-name="RTF_Num 10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0_20_4" style:display-name="RTF_Num 10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0_20_5" style:display-name="RTF_Num 10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0_20_6" style:display-name="RTF_Num 10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0_20_7" style:display-name="RTF_Num 10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0_20_8" style:display-name="RTF_Num 10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0_20_9" style:display-name="RTF_Num 10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1_20_1" style:display-name="RTF_Num 11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1_20_2" style:display-name="RTF_Num 11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1_20_3" style:display-name="RTF_Num 11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1_20_4" style:display-name="RTF_Num 11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1_20_5" style:display-name="RTF_Num 11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1_20_6" style:display-name="RTF_Num 11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1_20_7" style:display-name="RTF_Num 11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1_20_8" style:display-name="RTF_Num 11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1_20_9" style:display-name="RTF_Num 11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2_20_1" style:display-name="RTF_Num 12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2_20_2" style:display-name="RTF_Num 12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2_20_3" style:display-name="RTF_Num 12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2_20_4" style:display-name="RTF_Num 12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2_20_5" style:display-name="RTF_Num 12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2_20_6" style:display-name="RTF_Num 12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2_20_7" style:display-name="RTF_Num 12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2_20_8" style:display-name="RTF_Num 12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2_20_9" style:display-name="RTF_Num 12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3_20_1" style:display-name="RTF_Num 13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3_20_2" style:display-name="RTF_Num 13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3_20_3" style:display-name="RTF_Num 13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3_20_4" style:display-name="RTF_Num 13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3_20_5" style:display-name="RTF_Num 13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3_20_6" style:display-name="RTF_Num 13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3_20_7" style:display-name="RTF_Num 13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3_20_8" style:display-name="RTF_Num 13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3_20_9" style:display-name="RTF_Num 13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4_20_1" style:display-name="RTF_Num 14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4_20_2" style:display-name="RTF_Num 14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4_20_3" style:display-name="RTF_Num 14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4_20_4" style:display-name="RTF_Num 14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4_20_5" style:display-name="RTF_Num 14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4_20_6" style:display-name="RTF_Num 14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4_20_7" style:display-name="RTF_Num 14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4_20_8" style:display-name="RTF_Num 14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4_20_9" style:display-name="RTF_Num 14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5_20_1" style:display-name="RTF_Num 15 1"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5_20_2" style:display-name="RTF_Num 15 2"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5_20_3" style:display-name="RTF_Num 15 3"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5_20_4" style:display-name="RTF_Num 15 4"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5_20_5" style:display-name="RTF_Num 15 5"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5_20_6" style:display-name="RTF_Num 15 6"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5_20_7" style:display-name="RTF_Num 15 7" style:family="text">
      <style:text-properties style:use-window-font-color="true" style:font-name="Symbol" fo:font-size="12pt" fo:language="en" fo:country="US" style:font-name-asian="Symbol" style:language-asian="en" style:country-asian="US" style:font-name-complex="Symbol" style:font-size-complex="12pt"/>
    </style:style>
    <style:style style:name="RTF_5f_Num_20_15_20_8" style:display-name="RTF_Num 15 8" style:family="text">
      <style:text-properties style:use-window-font-color="true" style:font-name="Courier New" fo:font-size="12pt" fo:language="en" fo:country="US" style:font-name-asian="Courier New" style:language-asian="en" style:country-asian="US" style:font-name-complex="Courier New" style:font-size-complex="12pt"/>
    </style:style>
    <style:style style:name="RTF_5f_Num_20_15_20_9" style:display-name="RTF_Num 15 9" style:family="text">
      <style:text-properties style:use-window-font-color="true" style:font-name="Wingdings" fo:font-size="12pt" fo:language="en" fo:country="US" style:font-name-asian="Wingdings" style:language-asian="en" style:country-asian="US" style:font-name-complex="Wingdings" style:font-size-complex="12pt"/>
    </style:style>
    <style:style style:name="RTF_5f_Num_20_16_20_1" style:display-name="RTF_Num 16 1"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2" style:display-name="RTF_Num 16 2"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3" style:display-name="RTF_Num 16 3"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4" style:display-name="RTF_Num 16 4"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5" style:display-name="RTF_Num 16 5"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6" style:display-name="RTF_Num 16 6"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7" style:display-name="RTF_Num 16 7"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8" style:display-name="RTF_Num 16 8"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6_20_9" style:display-name="RTF_Num 16 9"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1" style:display-name="RTF_Num 17 1"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2" style:display-name="RTF_Num 17 2"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3" style:display-name="RTF_Num 17 3"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4" style:display-name="RTF_Num 17 4"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5" style:display-name="RTF_Num 17 5"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6" style:display-name="RTF_Num 17 6"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7" style:display-name="RTF_Num 17 7"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8" style:display-name="RTF_Num 17 8"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17_20_9" style:display-name="RTF_Num 17 9"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n" fo:country="GB" style:font-name-asian="Times New Roman" style:language-asian="en" style:country-asian="GB" style:font-name-complex="Times New Roman" style:font-size-complex="12pt"/>
    </style:style>
    <style:style style:name="RTF_5f_Num_20_2_20_10" style:display-name="RTF_Num 2 10" style:family="text">
      <style:text-properties style:use-window-font-color="true" style:font-name="StarSymbol" fo:font-size="9pt" fo:language="zxx" fo:country="none" style:font-name-asian="StarSymbol" style:language-asian="zxx" style:country-asian="none" style:font-name-complex="StarSymbol" style:font-size-complex="9pt"/>
    </style:style>
    <style:style style:name="Bullet_20_Symbols_20__28_user_29_" style:display-name="Bullet Symbols (user)" style:family="text">
      <style:text-properties style:use-window-font-color="true" style:font-name="StarSymbol" fo:font-size="9pt" fo:language="en" fo:country="US" style:font-name-asian="StarSymbol" style:language-asian="en" style:country-asian="US"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4" style:display-name="RTF_Num 4">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2_20_1" style:num-suffix="." style:num-format="I">
        <style:list-level-properties text:space-before="0.952cm" text:min-label-width="0.318cm" fo:text-align="end"/>
      </text:list-level-style-number>
      <text:list-level-style-number text:level="2" text:style-name="RTF_5f_Num_20_2_20_2" style:num-suffix="." style:num-format="a" style:num-letter-sync="true">
        <style:list-level-properties text:space-before="1.905cm" text:min-label-width="0.635cm"/>
      </text:list-level-style-number>
      <text:list-level-style-number text:level="3" text:style-name="RTF_5f_Num_20_2_20_3" style:num-suffix="." style:num-format="i">
        <style:list-level-properties text:space-before="3.492cm" text:min-label-width="0.318cm" fo:text-align="end"/>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a" style:num-letter-sync="true">
        <style:list-level-properties text:space-before="5.715cm" text:min-label-width="0.635cm"/>
      </text:list-level-style-number>
      <text:list-level-style-number text:level="6" text:style-name="RTF_5f_Num_20_2_20_6" style:num-suffix="." style:num-format="i">
        <style:list-level-properties text:space-before="7.302cm" text:min-label-width="0.318cm" fo:text-align="end"/>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a" style:num-letter-sync="true">
        <style:list-level-properties text:space-before="9.525cm" text:min-label-width="0.635cm"/>
      </text:list-level-style-number>
      <text:list-level-style-number text:level="9" text:style-name="RTF_5f_Num_20_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ernel specification, version 1</dc:title>
    <meta:creation-date>2009-11-17T09:13:00</meta:creation-date>
    <meta:initial-creator>Richard Parker</meta:initial-creator>
    <dc:date>2010-09-30T14:55:02.70</dc:date>
    <meta:print-date>2010-09-29T14:53:19.71</meta:print-date>
    <meta:generator>OpenOffice.org/3.2$Win32 OpenOffice.org_project/320m18$Build-9502</meta:generator>
    <dc:creator>Richard Parker</dc:creator>
    <meta:editing-duration>PT27H04M09S</meta:editing-duration>
    <meta:editing-cycles>30</meta:editing-cycles>
    <meta:printed-by>Richard Parker</meta:printed-by>
    <meta:document-statistic meta:table-count="1" meta:image-count="0" meta:object-count="0" meta:page-count="7" meta:paragraph-count="265" meta:word-count="827" meta:character-count="6786"/>
  </office:meta>
</office:document-meta>
</file>